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simo2020/travelbook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3:31:41.945536000</meta:creation-date>
    <dc:date>2024-08-02T13:33:10.616991822</dc:date>
    <meta:editing-duration>PT1M29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  <meta:generator>LibreOffice/24.2.2.2$Linux_X86_64 LibreOffice_project/420$Build-2</meta:generator>
  </office:meta>
</office:document-meta>
</file>